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3feaa" officeooo:paragraph-rsid="0013feaa"/>
    </style:style>
    <style:style style:name="P2" style:family="paragraph" style:parent-style-name="Standard">
      <style:text-properties officeooo:rsid="0014ffe1" officeooo:paragraph-rsid="0014ffe1"/>
    </style:style>
    <style:style style:name="P3" style:family="paragraph" style:parent-style-name="Standard">
      <style:text-properties officeooo:rsid="0016cac0" officeooo:paragraph-rsid="0016cac0"/>
    </style:style>
    <style:style style:name="T1" style:family="text">
      <style:text-properties officeooo:rsid="0018d6a9"/>
    </style:style>
    <style:style style:name="T2"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lelementREferenceexception</text:p>
      <text:p text:style-name="P1">explicit wait</text:p>
      <text:p text:style-name="P1">mouse actions</text:p>
      <text:p text:style-name="P1">data driven testig</text:p>
      <text:p text:style-name="P2">xpath </text:p>
      <text:p text:style-name="P3">assertions</text:p>
      <text:p text:style-name="P3">window handling</text:p>
      <text:p text:style-name="P3">frame handling</text:p>
      <text:p text:style-name="P3">titles</text:p>
      <text:p text:style-name="P3">findelements</text:p>
      <text:p text:style-name="P3">windowhandles</text:p>
      <text:p text:style-name="P3"/>
      <text:p text:style-name="P3">The <text:span text:style-name="Source_20_Text"><text:span text:style-name="T2">StaleElementReferenceException</text:span></text:span> occurs when a reference to an element is no longer valid. This can happen when the element is no longer attached to the DOM or has been refreshed. To solve this issue, you can try the following approaches: <text:span text:style-name="T1">same time click on computers desktop hover element and click on it then that time element is referesh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1:13:03.239275297</meta:creation-date>
    <dc:date>2024-03-20T15:26:06.794861681</dc:date>
    <meta:editing-duration>PT9H20M44S</meta:editing-duration>
    <meta:editing-cycles>5</meta:editing-cycles>
    <meta:generator>LibreOffice/7.3.7.2$Linux_X86_64 LibreOffice_project/30$Build-2</meta:generator>
    <meta:document-statistic meta:table-count="0" meta:image-count="0" meta:object-count="0" meta:page-count="1" meta:paragraph-count="12" meta:word-count="75" meta:character-count="494" meta:non-whitespace-character-count="430"/>
  </office:meta>
</office:document-meta>
</file>